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618cm" style:rel-column-width="30165*"/>
    </style:style>
    <style:style style:name="Table1.B" style:family="table-column">
      <style:table-column-properties style:column-width="8.934cm" style:rel-column-width="3537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B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1" style:family="paragraph" style:parent-style-name="Text_20_body_20_indent_20_2">
      <style:text-properties fo:color="#000000" fo:font-weight="normal" style:font-weight-asian="normal" style:font-weight-complex="normal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4" style:family="text">
      <style:text-properties fo:font-size="12pt" fo:language="en" fo:country="none" style:font-size-asian="12pt"/>
    </style:style>
    <style:style style:name="T5" style:family="text">
      <style:text-properties style:language-asian="zh" style:country-asian="TW"/>
    </style:style>
    <style:style style:name="T6" style:family="text">
      <style:text-properties fo:color="#000000"/>
    </style:style>
    <style:style style:name="T7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tion</text:h>
      <text:p text:style-name="P12">A header for a <text:span text:style-name="Source_20_Text">Groupbox</text:span>. It may contain either a text label, using <text:span text:style-name="Source_20_Text">LabelElement.setLabel(java.lang.String)</text:span>, or child elements for a more complex caption.</text:p>
      <text:p text:style-name="P1"><text:s/><text:span text:style-name="T2"><text:s text:c="6"/></text:span></text:p>
      <text:p text:style-name="P2"><draw:frame draw:style-name="fr1" draw:name="graphics1" text:anchor-type="paragraph" svg:width="9.55cm" svg:height="2.432cm" draw:z-index="0"><draw:image xlink:href="../images/caption.png" xlink:type="simple" xlink:show="embed" xlink:actuate="onLoad"/></draw:frame></text:p>
      <text:p text:style-name="Code_20_Indent_20_2">&lt;zk&gt;</text:p>
      <text:p text:style-name="Code_20_Indent_20_2"><text:s text:c="4"/>&lt;window border="normal" width="350px"&gt;</text:p>
      <text:p text:style-name="Code_20_Indent_20_2"><text:s text:c="9"/>&lt;caption label="This is a caption"/&gt;</text:p>
      <text:p text:style-name="Code_20_Indent_20_2"><text:s text:c="4"/><text:tab/><text:tab/>&lt;groupbox width="300px"&gt;</text:p>
      <text:p text:style-name="Code_20_Indent_20_2"><text:tab/> <text:tab/><text:tab/><text:tab/>&lt;caption label="fruits"/&gt;</text:p>
      <text:p text:style-name="Code_20_Indent_20_2"><text:s text:c="9"/><text:tab/><text:tab/>&lt;radiogroup onCheck="fruit.value = self.selectedItem.label"&gt;</text:p>
      <text:p text:style-name="Code_20_Indent_20_2"><text:s text:c="12"/><text:tab/><text:tab/>&lt;radio label="Apple"/&gt;</text:p>
      <text:p text:style-name="Code_20_Indent_20_2"><text:s text:c="13"/><text:tab/>&lt;radio label="Orange"/&gt;</text:p>
      <text:p text:style-name="Code_20_Indent_20_2"><text:s text:c="13"/><text:tab/>&lt;radio label="Banana"/&gt; <text:s/></text:p>
      <text:p text:style-name="Code_20_Indent_20_2"><text:s text:c="9"/><text:tab/><text:tab/>&lt;/radiogroup&gt;</text:p>
      <text:p text:style-name="Code_20_Indent_20_2"><text:s text:c="4"/><text:tab/><text:tab/>&lt;/groupbox&gt;</text:p>
      <text:p text:style-name="Code_20_Indent_20_2"><text:s text:c="4"/>&lt;/window&gt;</text:p>
      <text:p text:style-name="Code_20_Indent_20_2">&lt;/zk&gt;<text:tab/><text:tab/><text:tab/></text:p>
      <text:h text:style-name="P7" text:outline-level="4">Class Name</text:h>
      <text:p text:style-name="P14"><text:span text:style-name="Source_20_Text"><text:span text:style-name="T4">org.zkoss.zul.Caption</text:span></text:span></text:p>
      <text:h text:style-name="P8" text:outline-level="4">Supported Child Components</text:h>
      <text:p text:style-name="P11">*ALL</text:p>
      <text:h text:style-name="P8" text:outline-level="4">Supported Events<text:span text:style-name="T3"> <text:s text:c="6"/></text:span></text:h>
      <text:p text:style-name="P10"><text:s text:c="7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Name</text:p>
            </table:table-cell>
            <table:table-cell table:style-name="Table1.B1" office:value-type="string">
              <text:p text:style-name="P3">Event Type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on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Right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Double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double-clicked the component.</text:span></text:span></text:p>
          </table:table-cell>
        </table:table-row>
      </table:table>
      <text:h text:style-name="P13" text:outline-level="4">Properties</text:h>
      <text:p text:style-name="P9"><text:s text:c="8"/><text:span text:style-name="T7">*NONE</text:span></text:p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mpoundLabel()</text:span></text:p>
          </table:table-cell>
          <table:table-cell table:style-name="Table3.A2" office:value-type="string">
            <text:p text:style-name="Table_20_Contents">Returns a compound label, which is the catenation of parent's title, if the parent is <text:span text:style-name="Source_20_Text">Window</text:span>, and <text:span text:style-name="Source_20_Text">LabelElement.getLabel()</text:span>.</text:p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class()</text:span></text:p>
          </table:table-cell>
          <table:table-cell table:style-name="Table3.A2" office:value-type="string">
            <text:p text:style-name="Table_20_Contents">Returns the style class.</text:p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validat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ClosableVisible()</text:span></text:p>
          </table:table-cell>
          <table:table-cell table:style-name="Table3.A2" office:value-type="string">
            <text:p text:style-name="Table_20_Contents">Returns whether to display the closable button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5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Legend()</text:span></text:p>
          </table:table-cell>
          <table:table-cell table:style-name="Table3.A2" office:value-type="string">
            <text:p text:style-name="Table_20_Contents">Returns whether the legend mold shall be used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5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4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44:36</dc:date>
    <meta:print-date>2007-09-03T09:33:50</meta:print-date>
    <dc:language>en-US</dc:language>
    <meta:editing-cycles>91</meta:editing-cycles>
    <meta:editing-duration>PT5H46M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169" meta:character-count="1654"/>
  </office:meta>
</office:document-meta>
</file>